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lha1" table:style-name="ta1">
        <table:shapes>
          <draw:frame draw:z-index="0" draw:style-name="gr1" svg:width="15.999cm" svg:height="8.999cm" svg:x="9.131cm" svg:y="2.309cm">
            <draw:object draw:notify-on-update-of-ranges="Folha1.A1:Folha1.A1 Folha1.B1:Folha1.B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6000">
            <text:p>6000</text:p>
          </table:table-cell>
          <table:table-cell office:value-type="float" office:value="24011">
            <text:p>24011</text:p>
          </table:table-cell>
          <table:table-cell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48011">
            <text:p>48011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3">
          <table:table-cell office:value-type="string">
            <text:p>m=</text:p>
          </table:table-cell>
          <table:table-cell table:formula="of:=([.B2]-[.B1])/([.A2]-[.A1])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b=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Y =</text:p>
          </table:table-cell>
          <table:table-cell office:value-type="float" office:value="20000">
            <text:p>20000</text:p>
          </table:table-cell>
          <table:table-cell office:value-type="string">
            <text:p>Frq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formula="of:=[.A1]*[.B6]" office:value-type="float" office:value="24000">
            <text:p>240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X=</text:p>
          </table:table-cell>
          <table:table-cell table:formula="of:=([.B9]-[.B7])/[.B6]" office:value-type="float" office:value="4997.25">
            <text:p>4997,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p </meta:initial-creator>
    <meta:creation-date>2013-03-28T17:36:07</meta:creation-date>
    <dc:date>2013-03-28T18:30:16</dc:date>
    <dc:creator>fp </dc:creator>
    <meta:editing-duration>PT38M59S</meta:editing-duration>
    <meta:editing-cycles>1</meta:editing-cycles>
    <meta:document-statistic meta:table-count="1" meta:cell-count="14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48.532cm" svg:y="20.965cm" style:legend-expansion="custom" chartooo:width="81.302cm" chartooo:height="53.736cm" style:legend-expansion-aspect-ratio="1.51298942980497" chart:style-name="ch2"/>
        <chart:plot-area chart:style-name="ch3" table:cell-range-address="Folha1.A1:Folha1.A1 Folha1.B1:Folha1.B2" chart:data-source-has-labels="both" svg:x="0.77cm" svg:y="0.854cm" svg:width="15.23cm" svg:height="7.546cm">
          <chartooo:coordinate-region svg:x="1.391cm" svg:y="1.054cm" svg:width="14.422cm" svg:height="6.699cm"/>
          <chart:axis chart:dimension="x" chart:name="primary-x" chart:style-name="ch4" chartooo:axis-type="auto">
            <chart:categories table:cell-range-address="Folha1.B1:Folha1.B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